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mlLineNumber.getLin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XmlLineNumber.XmlLineNumber( int line , int column , int offs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XmlLineNumber.getOff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XmlLineNumber.XmlLineNumber( int line , int colum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XmlLineNumber.getColum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XmlLineNumber.XmlLineNumber( int lin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